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xelMeasur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xelMeasure.PixelMeasure( int pix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xelMeasure.add( Measur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xelMeasure.substractNotNegative( Measure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ixelMeasure.getPix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